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paragraph-rsid="00132a7d" style:font-size-asian="26pt" style:font-size-complex="26pt"/>
    </style:style>
    <style:style style:name="P2" style:family="paragraph" style:parent-style-name="Standard">
      <style:paragraph-properties fo:text-align="start" style:justify-single-word="false"/>
      <style:text-properties fo:font-size="12pt" officeooo:paragraph-rsid="00132a7d" style:font-size-asian="10.5pt" style:font-size-complex="12pt"/>
    </style:style>
    <style:style style:name="P3" style:family="paragraph" style:parent-style-name="Standard">
      <style:paragraph-properties fo:text-align="start" style:justify-single-word="false"/>
      <style:text-properties fo:font-size="12pt" officeooo:paragraph-rsid="0014d209" style:font-size-asian="10.5pt" style:font-size-complex="12pt"/>
    </style:style>
    <style:style style:name="P4" style:family="paragraph" style:parent-style-name="Standard">
      <style:paragraph-properties fo:text-align="start" style:justify-single-word="false"/>
      <style:text-properties fo:font-size="12pt" officeooo:paragraph-rsid="0015a9fa" style:font-size-asian="10.5pt" style:font-size-complex="12pt"/>
    </style:style>
    <style:style style:name="P5" style:family="paragraph" style:parent-style-name="Standard">
      <style:paragraph-properties fo:text-align="start" style:justify-single-word="false"/>
      <style:text-properties fo:font-size="12pt" officeooo:paragraph-rsid="001640f6" style:font-size-asian="10.5pt" style:font-size-complex="12pt"/>
    </style:style>
    <style:style style:name="P6" style:family="paragraph" style:parent-style-name="Standard">
      <style:paragraph-properties fo:text-align="start" style:justify-single-word="false"/>
      <style:text-properties fo:font-size="12pt" officeooo:paragraph-rsid="00170e82" style:font-size-asian="10.5pt" style:font-size-complex="12pt"/>
    </style:style>
    <style:style style:name="P7" style:family="paragraph" style:parent-style-name="Standard">
      <style:paragraph-properties fo:text-align="start" style:justify-single-word="false"/>
      <style:text-properties fo:font-size="12pt" fo:font-weight="bold" officeooo:paragraph-rsid="00170e82"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170e82"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paragraph-rsid="00189f46"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paragraph-rsid="001c4b95"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paragraph-rsid="001d0e10"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paragraph-rsid="0022c7f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paragraph-rsid="00235b49"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paragraph-rsid="001d0e1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officeooo:paragraph-rsid="00235b49" style:font-size-asian="10.5pt" style:font-size-complex="12pt"/>
    </style:style>
    <style:style style:name="P16" style:family="paragraph" style:parent-style-name="Standard">
      <style:paragraph-properties fo:text-align="center" style:justify-single-word="false"/>
      <style:text-properties fo:font-size="18pt" fo:font-weight="bold" officeooo:paragraph-rsid="0022c7f7"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4pt" fo:font-weight="bold" officeooo:paragraph-rsid="001c4b95" style:font-size-asian="14pt" style:font-weight-asian="bold" style:font-size-complex="14pt"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fani Lutterotti</text:p>
      <text:p text:style-name="P2">Tyler Loewen</text:p>
      <text:p text:style-name="P2">Brandi Reck</text:p>
      <text:p text:style-name="P2">Date: April 20<text:span text:style-name="T1">th</text:span>, 2015</text:p>
      <text:p text:style-name="P2">Class: CPSC-2720</text:p>
      <text:p text:style-name="P2"/>
      <text:p text:style-name="P1">King Me</text:p>
      <text:p text:style-name="P2"/>
      <text:p text:style-name="P15"><text:span text:style-name="T2">GitHub link:</text:span> <text:s/>https://github.com/tyler-loewen/king-me<text:tab/></text:p>
      <text:p text:style-name="P15"/>
      <text:p text:style-name="P15"><text:tab/>Our project is called King Me. We made a two player game of chess. Each person takes a turn to move the pieces on the board according to the rules of checkers. The game keeps track of which player’s turn and will not allow illegal moves. Our objective for this project is to create a game that is:</text:p>
      <text:p text:style-name="P3"><text:tab/>1.flexible enough to allow change (like changing the rule set, ... ) without the client having to change the source code within.</text:p>
      <text:p text:style-name="P3"><text:tab/>2. Reliable so that there are no bugs within the code and the game runs smoothly even when wrong inputs are used. We implemented many test cases to make sure that the code runs smoothly, without breaking if something is wrongly inputted. </text:p>
      <text:p text:style-name="P4">3. Has readability. The client or a partner is able to look at the code and understand what is going on without the person who produced the code explain the steps of implementation. Another key point is that all team members are on the same page for coding style. This includes commenting, order of which functions are initialized and which concept to use.</text:p>
      <text:p text:style-name="P4"><text:tab/>For our coding we decide to go along the route with a compositional route. We divided up the tasks so that not one class became code bloated. Having multiple interfaces helped with the dividing of tasks among the classes. </text:p>
      <text:p text:style-name="P5"><text:span text:style-name="T2">BoardInterface: </text:span>The BoardInterface has virtual functions that the class DefaultBoard inherits from it. From there a default board can be constructed. </text:p>
      <text:p text:style-name="P6"><text:span text:style-name="T2">HighlightCellInterface:</text:span> The HighlightCellInterface has a virtual void draw function which takes in four parameters of type float (x, y, width, height) which is called in the SelectedCellHighlight and constructs a “highlight” on a selected rectangle showing the player what she has selected. </text:p>
      <text:p text:style-name="P7">HUDInterface: <text:span text:style-name="T3">The HUDInterface has a virtual void draw function which takes in three unsigned integers (display_width, display_height, pieces_captured) which is called in DefaultHUD. The DefaultHUD then draws a display at the top of the screen which relays information about who’s turn it is, the legality of a move, and the pieces captured related to each player. </text:span></text:p>
      <text:p text:style-name="P7">PieceInterface: <text:span text:style-name="T3">The PieceInterface has a virtual drawPiece function which takes in one bool parameter (is_king), and four unsigned integer parameters (x, y, width, height). PlayerOnePiece and PlayerTwoPiece then use this interface to draw pieces for each respecting player. </text:span></text:p>
      <text:p text:style-name="P9">MouseListener:<text:span text:style-name="T3"> The MouseListener has two virtual void functions (mousePressed and mouseReleased) that take in two integer parameters (x and y) and an unsigned integer (button). The mouse listener is used in the Simulator.</text:span></text:p>
      <text:p text:style-name="P9">MouseMotionListener: <text:span text:style-name="T3">The MouseMotionListener has a virtual void mouseMoved that takes in two integers (x and y), This is also used in the Simulator.</text:span></text:p>
      <text:p text:style-name="P11">RuleSetInterface: <text:span text:style-name="T3">The RuleSetInterface has two virtual bool functions (mustMakeJump and canMoveBackwards). These two functions are called in the DefaultRuleSet. They also make it possible for the client to change some of the rules in the game. </text:span></text:p>
      <text:p text:style-name="P14"><text:tab/>GameSimulator then calls upon each one of these interfaces so the game can be constructed properly and knows what it is simulating. Each one of these interfaces are “workers” for the GameSimulator, breaking up each task to another interface and then to another class. This allows for <text:soft-page-break/>greater readability, ability to add to the code without destructing the original code and makes debugging much easier. </text:p>
      <text:p text:style-name="P9"><text:span text:style-name="T3"><text:tab/>We wanted to include enough variability so that the client has the sense that they are in control of the game and are able to customize it without breaking the entire game. The changes can be made in the main file. Doing this allows the client to change certain aspects of the game without touching the actual code for it. We allowed the changing of colours for the BoardInterface, <text:s/>HUDInterface, HighlightCellInterface and RuleSetInterface. The main variability point is the ability to change some of the rules of the game. This is done with the RuleSetInterface. We have a default set of rules but they are able to make their own rules that inherit from the RuleSetInterface without messing up the default one. The rule that we allowed for change are having to jump forward (making it possible to move backwards if desired) <text:s/>and must making a jump if it is available. </text:span></text:p>
      <text:p text:style-name="P10"><text:span text:style-name="T3"><text:tab/>Our test plan was the take small steps and create a test after each step to make sure it was implemented correctly. We did decide not to go with the TDD. We used a lot of manual testing. After the manual test we implemented automated regressive testing. We created small chunks of code, checked if it compiled and then created tests to make sure it didn't effect other code. Then made the tests automated by using CPP_UNIT. <text:s/>Using this method we avoided potential problems and everything snowballing out of control to the point where there is way of fixing it and then having to restart the project from the last point of it working correctly. </text:span></text:p>
      <text:p text:style-name="P10"><text:span text:style-name="T3"/></text:p>
      <text:p text:style-name="P17">Test List:</text:p>
      <text:p text:style-name="P17"><text:span text:style-name="T3"/></text:p>
      <text:p text:style-name="P13">testClickOutOfBounds -&gt; Passed</text:p>
      <text:p text:style-name="P13"><text:span text:style-name="T3"><text:tab/>- Tests a cell click with legal inputs, which should not result in any exceptios</text:span></text:p>
      <text:p text:style-name="P13">testCickCell -&gt; Passed</text:p>
      <text:p text:style-name="P13"><text:span text:style-name="T3"><text:tab/>-This a cell click with illegal inputs. This should result in an out of range exception</text:span></text:p>
      <text:p text:style-name="P13">testMove -&gt; Passed<text:tab/><text:tab/><text:span text:style-name="T3"><text:tab/><text:tab/></text:span></text:p>
      <text:p text:style-name="P13"><text:span text:style-name="T3"><text:tab/>-Tests moving a piece</text:span></text:p>
      <text:p text:style-name="P13">testTurnSwitch -&gt; Passed</text:p>
      <text:p text:style-name="P13"><text:span text:style-name="T3"><text:tab/>-Tests for turn switching after a move has been made</text:span></text:p>
      <text:p text:style-name="P13">testJump -&gt; Passed</text:p>
      <text:p text:style-name="P13"><text:span text:style-name="T3"><text:tab/>-Tests if we can jump a piece, and checks if the pieces captured variable increments</text:span></text:p>
      <text:p text:style-name="P13">testKinging -&gt; Passed</text:p>
      <text:p text:style-name="P13"><text:span text:style-name="T3"><text:tab/>-Checks if moving a piece to the end of the board turns the piece into a king</text:span></text:p>
      <text:p text:style-name="P13">testVictory -&gt; Passed</text:p>
      <text:p text:style-name="P13"><text:span text:style-name="T3"><text:tab/>-Tests for a victory for player one. The status should change to “VICTORT FOR PLAYER 1!” <text:tab/><text:tab/> <text:s/>when player one wins</text:span></text:p>
      <text:p text:style-name="P13"><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2"><text:span text:style-name="T3"/></text:p>
      <text:p text:style-name="P12"><text:span text:style-name="T3"/></text:p>
      <text:p text:style-name="P12"><text:span text:style-name="T3"/></text:p>
      <text:p text:style-name="P16"><text:soft-page-break/>Valgrind Test</text:p>
      <text:p text:style-name="P12"><text:span text:style-name="T3"/></text:p>
      <text:p text:style-name="P12"><text:span text:style-name="T3">==15599== Memcheck, a memory error detector</text:span></text:p>
      <text:p text:style-name="P12"><text:span text:style-name="T3">==15599== Copyright (C) 2002-2012, and GNU GPL'd, by Julian Seward et al.</text:span></text:p>
      <text:p text:style-name="P12"><text:span text:style-name="T3">==15599== Using Valgrind-3.8.1 and LibVEX; rerun with -h for copyright info</text:span></text:p>
      <text:p text:style-name="P12"><text:span text:style-name="T3">==15599== Command: king_me</text:span></text:p>
      <text:p text:style-name="P12"><text:span text:style-name="T3">==15599== </text:span></text:p>
      <text:p text:style-name="P12"><text:span text:style-name="T3">==15599== Conditional jump or move depends on uninitialised value(s)</text:span></text:p>
      <text:p text:style-name="P12"><text:span text:style-name="T3">==15599== <text:s text:c="3"/>at 0x31FAAB2A64: ??? (in /usr/lib64/nvidia/libnvidia-glcore.so.340.32)</text:span></text:p>
      <text:p text:style-name="P12"><text:span text:style-name="T3">==15599== <text:s text:c="3"/>by 0x31FAA58FB5: ??? (in /usr/lib64/nvidia/libnvidia-glcore.so.340.32)</text:span></text:p>
      <text:p text:style-name="P12"><text:span text:style-name="T3">==15599== <text:s text:c="3"/>by 0x31FAA5B7FD: ??? (in /usr/lib64/nvidia/libnvidia-glcore.so.340.32)</text:span></text:p>
      <text:p text:style-name="P12"><text:span text:style-name="T3">==15599== <text:s text:c="3"/>by 0x31FABEC775: ??? (in /usr/lib64/nvidia/libnvidia-glcore.so.340.32)</text:span></text:p>
      <text:p text:style-name="P12"><text:span text:style-name="T3">==15599== <text:s text:c="3"/>by 0x31FABF0091: ??? (in /usr/lib64/nvidia/libnvidia-glcore.so.340.32)</text:span></text:p>
      <text:p text:style-name="P12"><text:span text:style-name="T3">==15599== <text:s text:c="3"/>by 0x31FAA92D54: ??? (in /usr/lib64/nvidia/libnvidia-glcore.so.340.32)</text:span></text:p>
      <text:p text:style-name="P12"><text:span text:style-name="T3">==15599== <text:s text:c="3"/>by 0x31FAA930D1: ??? (in /usr/lib64/nvidia/libnvidia-glcore.so.340.32)</text:span></text:p>
      <text:p text:style-name="P12"><text:span text:style-name="T3">==15599== <text:s text:c="3"/>by 0x31FAA93167: ??? (in /usr/lib64/nvidia/libnvidia-glcore.so.340.32)</text:span></text:p>
      <text:p text:style-name="P12"><text:span text:style-name="T3">==15599== <text:s text:c="3"/>by 0x31FABECD91: ??? (in /usr/lib64/nvidia/libnvidia-glcore.so.340.32)</text:span></text:p>
      <text:p text:style-name="P12"><text:span text:style-name="T3">==15599== <text:s text:c="3"/>by 0x31FABF97C3: ??? (in /usr/lib64/nvidia/libnvidia-glcore.so.340.32)</text:span></text:p>
      <text:p text:style-name="P12"><text:span text:style-name="T3">==15599== <text:s text:c="3"/>by 0x31FA79E475: ??? (in /usr/lib64/nvidia/libnvidia-glcore.so.340.32)</text:span></text:p>
      <text:p text:style-name="P12"><text:span text:style-name="T3">==15599== <text:s text:c="3"/>by 0x31FA79E7F7: ??? (in /usr/lib64/nvidia/libnvidia-glcore.so.340.32)</text:span></text:p>
      <text:p text:style-name="P12"><text:span text:style-name="T3">==15599== </text:span></text:p>
      <text:p text:style-name="P12"><text:span text:style-name="T3">==15599== Conditional jump or move depends on uninitialised value(s)</text:span></text:p>
      <text:p text:style-name="P12"><text:span text:style-name="T3">==15599== <text:s text:c="3"/>at 0x31FAAB2A64: ??? (in /usr/lib64/nvidia/libnvidia-glcore.so.340.32)</text:span></text:p>
      <text:p text:style-name="P12"><text:span text:style-name="T3">==15599== <text:s text:c="3"/>by 0x31FAA58FB5: ??? (in /usr/lib64/nvidia/libnvidia-glcore.so.340.32)</text:span></text:p>
      <text:p text:style-name="P12"><text:span text:style-name="T3">==15599== <text:s text:c="3"/>by 0x31FAA5B55F: ??? (in /usr/lib64/nvidia/libnvidia-glcore.so.340.32)</text:span></text:p>
      <text:p text:style-name="P12"><text:span text:style-name="T3">==15599== <text:s text:c="3"/>by 0x31FAC0C595: ??? (in /usr/lib64/nvidia/libnvidia-glcore.so.340.32)</text:span></text:p>
      <text:p text:style-name="P12"><text:span text:style-name="T3">==15599== <text:s text:c="3"/>by 0x31FAC0DCFE: ??? (in /usr/lib64/nvidia/libnvidia-glcore.so.340.32)</text:span></text:p>
      <text:p text:style-name="P12"><text:span text:style-name="T3">==15599== <text:s text:c="3"/>by 0x31FAA92D54: ??? (in /usr/lib64/nvidia/libnvidia-glcore.so.340.32)</text:span></text:p>
      <text:p text:style-name="P12"><text:span text:style-name="T3">==15599== <text:s text:c="3"/>by 0x31FAA930D1: ??? (in /usr/lib64/nvidia/libnvidia-glcore.so.340.32)</text:span></text:p>
      <text:p text:style-name="P12"><text:span text:style-name="T3">==15599== <text:s text:c="3"/>by 0x31FAA93167: ??? (in /usr/lib64/nvidia/libnvidia-glcore.so.340.32)</text:span></text:p>
      <text:p text:style-name="P12"><text:span text:style-name="T3">==15599== <text:s text:c="3"/>by 0x31FAC0CD40: ??? (in /usr/lib64/nvidia/libnvidia-glcore.so.340.32)</text:span></text:p>
      <text:p text:style-name="P12"><text:span text:style-name="T3">==15599== <text:s text:c="3"/>by 0x31FABFA668: ??? (in /usr/lib64/nvidia/libnvidia-glcore.so.340.32)</text:span></text:p>
      <text:p text:style-name="P12"><text:span text:style-name="T3">==15599== <text:s text:c="3"/>by 0x31FA79EA42: ??? (in /usr/lib64/nvidia/libnvidia-glcore.so.340.32)</text:span></text:p>
      <text:p text:style-name="P12"><text:span text:style-name="T3">==15599== <text:s text:c="3"/>by 0x31FABFF3B2: ??? (in /usr/lib64/nvidia/libnvidia-glcore.so.340.32)</text:span></text:p>
      <text:p text:style-name="P12"><text:span text:style-name="T3">==15599== </text:span></text:p>
      <text:p text:style-name="P12"><text:span text:style-name="T3">==15599== Conditional jump or move depends on uninitialised value(s)</text:span></text:p>
      <text:p text:style-name="P12"><text:span text:style-name="T3">==15599== <text:s text:c="3"/>at 0x31FAAB2A64: ??? (in /usr/lib64/nvidia/libnvidia-glcore.so.340.32)</text:span></text:p>
      <text:p text:style-name="P12"><text:span text:style-name="T3">==15599== <text:s text:c="3"/>by 0x31FAA58FB5: ??? (in /usr/lib64/nvidia/libnvidia-glcore.so.340.32)</text:span></text:p>
      <text:p text:style-name="P12"><text:span text:style-name="T3">==15599== <text:s text:c="3"/>by 0x31FAA5986C: ??? (in /usr/lib64/nvidia/libnvidia-glcore.so.340.32)</text:span></text:p>
      <text:p text:style-name="P12"><text:span text:style-name="T3">==15599== <text:s text:c="3"/>by 0x31FAC347D7: ??? (in /usr/lib64/nvidia/libnvidia-glcore.so.340.32)</text:span></text:p>
      <text:p text:style-name="P12"><text:span text:style-name="T3">==15599== <text:s text:c="3"/>by 0x31FAC35FAE: ??? (in /usr/lib64/nvidia/libnvidia-glcore.so.340.32)</text:span></text:p>
      <text:p text:style-name="P12"><text:span text:style-name="T3">==15599== <text:s text:c="3"/>by 0x31FAA92D54: ??? (in /usr/lib64/nvidia/libnvidia-glcore.so.340.32)</text:span></text:p>
      <text:p text:style-name="P12"><text:span text:style-name="T3">==15599== <text:s text:c="3"/>by 0x31FAA930D1: ??? (in /usr/lib64/nvidia/libnvidia-glcore.so.340.32)</text:span></text:p>
      <text:p text:style-name="P12"><text:span text:style-name="T3">==15599== <text:s text:c="3"/>by 0x31FAA93167: ??? (in /usr/lib64/nvidia/libnvidia-glcore.so.340.32)</text:span></text:p>
      <text:p text:style-name="P12"><text:span text:style-name="T3">==15599== <text:s text:c="3"/>by 0x31FAC34B50: ??? (in /usr/lib64/nvidia/libnvidia-glcore.so.340.32)</text:span></text:p>
      <text:p text:style-name="P12"><text:span text:style-name="T3">==15599== <text:s text:c="3"/>by 0x31FABFF452: ??? (in /usr/lib64/nvidia/libnvidia-glcore.so.340.32)</text:span></text:p>
      <text:p text:style-name="P12"><text:span text:style-name="T3">==15599== <text:s text:c="3"/>by 0x31FAA4FC84: ??? (in /usr/lib64/nvidia/libnvidia-glcore.so.340.32)</text:span></text:p>
      <text:p text:style-name="P12"><text:span text:style-name="T3">==15599== <text:s text:c="3"/>by 0x31FAA32A4B: ??? (in /usr/lib64/nvidia/libnvidia-glcore.so.340.32)</text:span></text:p>
      <text:p text:style-name="P12"><text:soft-page-break/><text:span text:style-name="T3">==15599== </text:span></text:p>
      <text:p text:style-name="P12"><text:span text:style-name="T3">==15599== </text:span></text:p>
      <text:p text:style-name="P12"><text:span text:style-name="T3">==15599== HEAP SUMMARY:</text:span></text:p>
      <text:p text:style-name="P12"><text:span text:style-name="T3">==15599== <text:s text:c="4"/>in use at exit: 60,408 bytes in 447 blocks</text:span></text:p>
      <text:p text:style-name="P12"><text:span text:style-name="T3">==15599== <text:s text:c="2"/>total heap usage: 9,021 allocs, 8,574 frees, 406,997,471 bytes allocated</text:span></text:p>
      <text:p text:style-name="P12"><text:span text:style-name="T3">==15599== </text:span></text:p>
      <text:p text:style-name="P12"><text:span text:style-name="T3">==15599== 8 bytes in 1 blocks are definitely lost in loss record 5 of 83</text:span></text:p>
      <text:p text:style-name="P12"><text:span text:style-name="T3">==15599== <text:s text:c="3"/>at 0x4A069EE: malloc (vg_replace_malloc.c:270)</text:span></text:p>
      <text:p text:style-name="P12"><text:span text:style-name="T3">==15599== <text:s text:c="3"/>by 0x4CB10C5: _al_xglx_config_select_visual (xglx_config.c:424)</text:span></text:p>
      <text:p text:style-name="P12"><text:span text:style-name="T3">==15599== <text:s text:c="3"/>by 0x4CAE904: xdpy_create_display (xdisplay.c:312)</text:span></text:p>
      <text:p text:style-name="P12"><text:span text:style-name="T3">==15599== <text:s text:c="3"/>by 0x4C63527: al_create_display (display.c:53)</text:span></text:p>
      <text:p text:style-name="P12"><text:span text:style-name="T3">==15599== <text:s text:c="3"/>by 0x4145A2: Display::Display(std::string const&amp;, int, int) (in /home/luts2720/Ass/king/king-me/king_me)</text:span></text:p>
      <text:p text:style-name="P12"><text:span text:style-name="T3">==15599== <text:s text:c="3"/>by 0x4033BD: main (in /home/luts2720/Ass/king/king-me/king_me)</text:span></text:p>
      <text:p text:style-name="P12"><text:span text:style-name="T3">==15599== </text:span></text:p>
      <text:p text:style-name="P12"><text:span text:style-name="T3">==15599== 8 bytes in 1 blocks are definitely lost in loss record 6 of 83</text:span></text:p>
      <text:p text:style-name="P12"><text:span text:style-name="T3">==15599== <text:s text:c="3"/>at 0x4A069EE: malloc (vg_replace_malloc.c:270)</text:span></text:p>
      <text:p text:style-name="P12"><text:span text:style-name="T3">==15599== <text:s text:c="3"/>by 0x3E0CE81171: strdup (in /lib64/libc-2.12.so)</text:span></text:p>
      <text:p text:style-name="P12"><text:span text:style-name="T3">==15599== <text:s text:c="3"/>by 0x4CADE23: xdpy_set_window_title (xdisplay.c:1105)</text:span></text:p>
      <text:p text:style-name="P12"><text:span text:style-name="T3">==15599== <text:s text:c="3"/>by 0x4C635D3: al_create_display (display.c:95)</text:span></text:p>
      <text:p text:style-name="P12"><text:span text:style-name="T3">==15599== <text:s text:c="3"/>by 0x4145A2: Display::Display(std::string const&amp;, int, int) (in /home/luts2720/Ass/king/king-me/king_me)</text:span></text:p>
      <text:p text:style-name="P12"><text:span text:style-name="T3">==15599== <text:s text:c="3"/>by 0x4033BD: main (in /home/luts2720/Ass/king/king-me/king_me)</text:span></text:p>
      <text:p text:style-name="P12"><text:span text:style-name="T3">==15599== </text:span></text:p>
      <text:p text:style-name="P12"><text:span text:style-name="T3">==15599== 8 bytes in 1 blocks are definitely lost in loss record 7 of 83</text:span></text:p>
      <text:p text:style-name="P12"><text:span text:style-name="T3">==15599== <text:s text:c="3"/>at 0x4A069EE: malloc (vg_replace_malloc.c:270)</text:span></text:p>
      <text:p text:style-name="P12"><text:span text:style-name="T3">==15599== <text:s text:c="3"/>by 0x3E0CE81171: strdup (in /lib64/libc-2.12.so)</text:span></text:p>
      <text:p text:style-name="P12"><text:span text:style-name="T3">==15599== <text:s text:c="3"/>by 0x4CADE30: xdpy_set_window_title (xdisplay.c:1106)</text:span></text:p>
      <text:p text:style-name="P12"><text:span text:style-name="T3">==15599== <text:s text:c="3"/>by 0x4C635D3: al_create_display (display.c:95)</text:span></text:p>
      <text:p text:style-name="P12"><text:span text:style-name="T3">==15599== <text:s text:c="3"/>by 0x4145A2: Display::Display(std::string const&amp;, int, int) (in /home/luts2720/Ass/king/king-me/king_me)</text:span></text:p>
      <text:p text:style-name="P12"><text:span text:style-name="T3">==15599== <text:s text:c="3"/>by 0x4033BD: main (in /home/luts2720/Ass/king/king-me/king_me)</text:span></text:p>
      <text:p text:style-name="P12"><text:span text:style-name="T3">==15599== </text:span></text:p>
      <text:p text:style-name="P12"><text:span text:style-name="T3">==15599== 9 bytes in 1 blocks are definitely lost in loss record 8 of 83</text:span></text:p>
      <text:p text:style-name="P12"><text:span text:style-name="T3">==15599== <text:s text:c="3"/>at 0x4A069EE: malloc (vg_replace_malloc.c:270)</text:span></text:p>
      <text:p text:style-name="P12"><text:span text:style-name="T3">==15599== <text:s text:c="3"/>by 0x3E0CE81171: strdup (in /lib64/libc-2.12.so)</text:span></text:p>
      <text:p text:style-name="P12"><text:span text:style-name="T3">==15599== <text:s text:c="3"/>by 0x4CADE23: xdpy_set_window_title (xdisplay.c:1105)</text:span></text:p>
      <text:p text:style-name="P12"><text:span text:style-name="T3">==15599== <text:s text:c="3"/>by 0x414617: Display::Display(std::string const&amp;, int, int) (in /home/luts2720/Ass/king/king-me/king_me)</text:span></text:p>
      <text:p text:style-name="P12"><text:span text:style-name="T3">==15599== <text:s text:c="3"/>by 0x4033BD: main (in /home/luts2720/Ass/king/king-me/king_me)</text:span></text:p>
      <text:p text:style-name="P12"><text:span text:style-name="T3">==15599== </text:span></text:p>
      <text:p text:style-name="P12"><text:span text:style-name="T3">==15599== 9 bytes in 1 blocks are definitely lost in loss record 9 of 83</text:span></text:p>
      <text:p text:style-name="P12"><text:span text:style-name="T3">==15599== <text:s text:c="3"/>at 0x4A069EE: malloc (vg_replace_malloc.c:270)</text:span></text:p>
      <text:p text:style-name="P12"><text:span text:style-name="T3">==15599== <text:s text:c="3"/>by 0x3E0CE81171: strdup (in /lib64/libc-2.12.so)</text:span></text:p>
      <text:p text:style-name="P12"><text:span text:style-name="T3">==15599== <text:s text:c="3"/>by 0x4CADE30: xdpy_set_window_title (xdisplay.c:1106)</text:span></text:p>
      <text:p text:style-name="P12"><text:span text:style-name="T3">==15599== <text:s text:c="3"/>by 0x414617: Display::Display(std::string const&amp;, int, int) (in /home/luts2720/Ass/king/king-me/king_me)</text:span></text:p>
      <text:p text:style-name="P12"><text:span text:style-name="T3">==15599== <text:s text:c="3"/>by 0x4033BD: main (in /home/luts2720/Ass/king/king-me/king_me)</text:span></text:p>
      <text:p text:style-name="P12"><text:span text:style-name="T3">==15599== </text:span></text:p>
      <text:p text:style-name="P12"><text:soft-page-break/><text:span text:style-name="T3">==15599== 640 bytes in 1 blocks are definitely lost in loss record 65 of 83</text:span></text:p>
      <text:p text:style-name="P12"><text:span text:style-name="T3">==15599== <text:s text:c="3"/>at 0x4A069EE: malloc (vg_replace_malloc.c:270)</text:span></text:p>
      <text:p text:style-name="P12"><text:span text:style-name="T3">==15599== <text:s text:c="3"/>by 0x3E0FA40CFA: XGetVisualInfo (in /usr/lib64/libX11.so.6.3.0)</text:span></text:p>
      <text:p text:style-name="P12"><text:span text:style-name="T3">==15599== <text:s text:c="3"/>by 0x31F9085928: glXGetVisualFromFBConfig (in /usr/lib64/nvidia/libGL.so.340.32)</text:span></text:p>
      <text:p text:style-name="P12"><text:span text:style-name="T3">==15599== <text:s text:c="3"/>by 0x4CB10F0: _al_xglx_config_select_visual (xglx_config.c:427)</text:span></text:p>
      <text:p text:style-name="P12"><text:span text:style-name="T3">==15599== <text:s text:c="3"/>by 0x4CAE904: xdpy_create_display (xdisplay.c:312)</text:span></text:p>
      <text:p text:style-name="P12"><text:span text:style-name="T3">==15599== <text:s text:c="3"/>by 0x4C63527: al_create_display (display.c:53)</text:span></text:p>
      <text:p text:style-name="P12"><text:span text:style-name="T3">==15599== <text:s text:c="3"/>by 0x4145A2: Display::Display(std::string const&amp;, int, int) (in /home/luts2720/Ass/king/king-me/king_me)</text:span></text:p>
      <text:p text:style-name="P12"><text:span text:style-name="T3">==15599== <text:s text:c="3"/>by 0x4033BD: main (in /home/luts2720/Ass/king/king-me/king_me)</text:span></text:p>
      <text:p text:style-name="P12"><text:span text:style-name="T3">==15599== </text:span></text:p>
      <text:p text:style-name="P12"><text:span text:style-name="T3">==15599== LEAK SUMMARY:</text:span></text:p>
      <text:p text:style-name="P12"><text:span text:style-name="T3">==15599== <text:s text:c="3"/>definitely lost: 682 bytes in 6 blocks</text:span></text:p>
      <text:p text:style-name="P12"><text:span text:style-name="T3">==15599== <text:s text:c="3"/>indirectly lost: 0 bytes in 0 blocks</text:span></text:p>
      <text:p text:style-name="P12"><text:span text:style-name="T3">==15599== <text:s text:c="5"/>possibly lost: 0 bytes in 0 blocks</text:span></text:p>
      <text:p text:style-name="P12"><text:span text:style-name="T3">==15599== <text:s text:c="3"/>still reachable: 59,726 bytes in 441 blocks</text:span></text:p>
      <text:p text:style-name="P12"><text:span text:style-name="T3">==15599== <text:s text:c="8"/>suppressed: 0 bytes in 0 blocks</text:span></text:p>
      <text:p text:style-name="P12"><text:span text:style-name="T3">==15599== Reachable blocks (those to which a pointer was found) are not shown.</text:span></text:p>
      <text:p text:style-name="P12"><text:span text:style-name="T3">==15599== To see them, rerun with: --leak-check=full --show-reachable=yes</text:span></text:p>
      <text:p text:style-name="P12"><text:span text:style-name="T3">==15599== </text:span></text:p>
      <text:p text:style-name="P12"><text:span text:style-name="T3">==15599== For counts of detected and suppressed errors, rerun with: -v</text:span></text:p>
      <text:p text:style-name="P12"><text:span text:style-name="T3">==15599== Use --track-origins=yes to see where uninitialised values come from</text:span></text:p>
      <text:p text:style-name="P12"><text:span text:style-name="T3">==15599== ERROR SUMMARY: 14 errors from 9 contexts (suppressed: 6 from 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i Lutterotti</meta:initial-creator>
    <meta:creation-date>2015-04-20T16:38:55</meta:creation-date>
    <dc:date>2015-04-20T20:30:55</dc:date>
    <dc:creator>Stefani Lutterotti</dc:creator>
    <meta:editing-duration>PT1H28M14S</meta:editing-duration>
    <meta:editing-cycles>8</meta:editing-cycles>
    <meta:generator>LibreOffice/4.0.4.2$Linux_X86_64 LibreOffice_project/400m0$Build-2</meta:generator>
    <meta:document-statistic meta:table-count="0" meta:image-count="0" meta:object-count="0" meta:page-count="5" meta:paragraph-count="150" meta:word-count="1660" meta:character-count="13294" meta:non-whitespace-character-count="11381"/>
  </office:meta>
</office:document-meta>
</file>